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T1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ty</text:p>
      <text:p text:style-name="P2"><text:span text:style-name="T1">print(« message ») ;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stien </meta:initial-creator>
    <meta:creation-date>2018-09-21T20:12:19.65</meta:creation-date>
    <meta:document-statistic meta:table-count="0" meta:image-count="0" meta:object-count="0" meta:page-count="1" meta:paragraph-count="2" meta:word-count="5" meta:character-count="25"/>
    <dc:date>2018-09-21T22:18:36</dc:date>
    <dc:creator>bastien </dc:creator>
    <meta:editing-duration>PT1H51M6S</meta:editing-duration>
    <meta:editing-cycles>1</meta:editing-cycles>
    <meta:generator>OpenOffice/4.1.0$Win32 OpenOffice.org_project/410m18$Build-9764</meta:generator>
  </office:meta>
</office:document-meta>
</file>